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d8fe" officeooo:paragraph-rsid="0017d8fe"/>
    </style:style>
    <style:style style:name="P2" style:family="paragraph" style:parent-style-name="Standard">
      <style:text-properties officeooo:rsid="00197601" officeooo:paragraph-rsid="00197601"/>
    </style:style>
    <style:style style:name="P3" style:family="paragraph" style:parent-style-name="Standard">
      <style:text-properties officeooo:rsid="001a4c7a" officeooo:paragraph-rsid="001a4c7a"/>
    </style:style>
    <style:style style:name="P4" style:family="paragraph" style:parent-style-name="Standard" style:list-style-name="L1">
      <style:text-properties officeooo:rsid="0017d8fe" officeooo:paragraph-rsid="0017d8fe"/>
    </style:style>
    <style:style style:name="T1" style:family="text">
      <style:text-properties officeooo:rsid="00197601"/>
    </style:style>
    <style:style style:name="T2" style:family="text">
      <style:text-properties officeooo:rsid="001999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pdated 1/29/2020</text:p>
      <text:p text:style-name="P1"/>
      <text:p text:style-name="P1">Learn With Me-Project outline</text:p>
      <text:p text:style-name="P1"/>
      <text:p text:style-name="P1">Features</text:p>
      <text:list xml:id="list1497777093" text:style-name="L1">
        <text:list-item>
          <text:p text:style-name="P4">Account system for logins and passwords</text:p>
        </text:list-item>
        <text:list-item>
          <text:p text:style-name="P4">ability to create “plans” for learning</text:p>
        </text:list-item>
        <text:list-item>
          <text:p text:style-name="P4">ability to navigate through plan </text:p>
        </text:list-item>
        <text:list-item>
          <text:p text:style-name="P4">ability to share and rate plans</text:p>
        </text:list-item>
      </text:list>
      <text:p text:style-name="P1"/>
      <text:p text:style-name="P1">Feature breakdown</text:p>
      <text:p text:style-name="P1">Account system: <text:span text:style-name="T2">flask- will update when we know more</text:span></text:p>
      <text:p text:style-name="P1"/>
      <text:p text:style-name="P2">Create plan: Simple fill in the blank with preset fields</text:p>
      <text:p text:style-name="P1"/>
      <text:p text:style-name="P1">Plans: prototype will be a linkedlist where each node will hold: A Title, A text body, <text:span text:style-name="T1">and a goal. Current idea is for it to be created and grow dynamically.</text:span></text:p>
      <text:p text:style-name="P1"/>
      <text:p text:style-name="P2">Navigate plan: <text:span text:style-name="T2">Web page</text:span> that will display one node per page with the ability to move forward and backwards</text:p>
      <text:p text:style-name="P2"/>
      <text:p text:style-name="P2">Share and Rate: plans will have a rating system in which one person can cast one vote, or choose to track a certain plan. Plans can also be private and unshareable</text:p>
      <text:p text:style-name="P2"/>
      <text:p text:style-name="P2"/>
      <text:p text:style-name="P3">Possible Features</text:p>
      <text:p text:style-name="P3">-gamify with badges and profile ratings</text:p>
      <text:p text:style-name="P2"/>
      <text:p text:style-name="P2"/>
      <text:p text:style-name="P3">plan Diagram</text:p>
      <text:p text:style-name="P3"/>
      <text:p text:style-name="P3">Head Node:</text:p>
      <text:p text:style-name="P3">title</text:p>
      <text:p text:style-name="P3">author</text:p>
      <text:p text:style-name="P3">rating- user rating</text:p>
      <text:p text:style-name="P3">scope-Privacy settings (p) private (o) open</text:p>
      <text:p text:style-name="P3"/>
      <text:p text:style-name="P3">Node:</text:p>
      <text:p text:style-name="P3">Title</text:p>
      <text:p text:style-name="P3">body </text:p>
      <text:p text:style-name="P3">goal</text:p>
      <text:p text:style-name="P3">status-(I) incomplete or (C)complete</text:p>
      <text:p text:style-name="P3"/>
      <text:p text:style-name="P3">end Node: overload of node</text:p>
      <text:p text:style-name="P3">title-summary</text:p>
      <text:p text:style-name="P3">body-stats and badges?</text:p>
      <text:p text:style-name="P3">Goal-in this case its a rating between 1 and 5</text:p>
      <text:p text:style-name="P3"/>
      <text:p text:style-name="P3"/>
      <text:p text:style-name="P3"><text:soft-page-break/>Linked list</text:p>
      <text:p text:style-name="P3">Every plan starts with a head and ends with a end nod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6:17:01.324678712</meta:creation-date>
    <dc:date>2020-01-29T17:04:28.001314880</dc:date>
    <meta:editing-duration>PT6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199" meta:character-count="1128" meta:non-whitespace-character-count="963"/>
  </office:meta>
</office:document-meta>
</file>